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1.2547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mage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Name of Concern</text:p>
          </table:table-cell>
          <table:table-cell table:style-name="ce2" office:value-type="string">
            <text:p>Type</text:p>
          </table:table-cell>
          <table:table-cell table:style-name="ce1" office:value-type="string">
            <text:p>Pecuniary Strength</text:p>
          </table:table-cell>
          <table:table-cell table:style-name="ce1" office:value-type="string">
            <text:p>Credit Rating</text:p>
          </table:table-cell>
          <table:table-cell table:style-name="ce2" office:value-type="string">
            <text:p>Notes in Images</text:p>
          </table:table-cell>
          <table:table-cell table:style-name="ce1" office:value-type="string">
            <text:p>Data Entry Notes</text:p>
          </table:table-cell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Burnside Bros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Cooper R.L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ett G.W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Ecar Thomas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Humphries J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Marietta Lumber Co.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r. of Hammond. La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anks Effie Lee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urroughs J.W.</text:p>
          </table:table-cell>
          <table:table-cell office:value-type="string">
            <text:p>Gin, Grist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Fulten M.D.</text:p>
          </table:table-cell>
          <table:table-cell office:value-type="string">
            <text:p>Grocery Store, Service Sta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Lewis J.A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McCraw Chas. M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arrett Mrs. A.C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arrett J.R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ach Milk Products Co.</text:p>
          </table:table-cell>
          <table:table-cell/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ckham G.F.</text:p>
          </table:table-cell>
          <table:table-cell office:value-type="string">
            <text:p>Restaurant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nwalt Hotel</text:p>
          </table:table-cell>
          <table:table-cell office:value-type="string">
            <text:p>Hotel, Cafe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rry N.B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lackwell Transfer Co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locker C.W.</text:p>
          </table:table-cell>
          <table:table-cell office:value-type="string">
            <text:p>Service Statio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locker H.W.</text:p>
          </table:table-cell>
          <table:table-cell office:value-type="string">
            <text:p>Plumb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and D.S.</text:p>
          </table:table-cell>
          <table:table-cell office:value-type="string">
            <text:p>Mea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antley D.W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ookshire Ice Cream Co.</text:p>
          </table:table-cell>
          <table:table-cell/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office:value-type="string">
            <text:p>not inc., Br. Of Meridian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urt A.T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hisolm R.B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ghlan W.E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le Bros. Co.</text:p>
          </table:table-cell>
          <table:table-cell office:value-type="string">
            <text:p>Wholesale, Grocer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rain W.W.</text:p>
          </table:table-cell>
          <table:table-cell office:value-type="string">
            <text:p>Blacksmith, Confectioner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ansby W.M.</text:p>
          </table:table-cell>
          <table:table-cell office:value-type="string">
            <text:p>Watch Repai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W.H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Funeral Hom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weese A. Lumber Co.</text:p>
          </table:table-cell>
          <table:table-cell office:value-type="string">
            <text:p>Saw Mill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obbs Hotel</text:p>
          </table:table-cell>
          <table:table-cell office:value-type="string">
            <text:p>Hotel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onald E.P. &amp; Son</text:p>
          </table:table-cell>
          <table:table-cell office:value-type="string">
            <text:p>Wholesale &amp; Retail, Grocery Store</text:p>
          </table:table-cell>
          <table:table-cell office:value-type="string">
            <text:p>C_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rane Dry Cleaners</text:p>
          </table:table-cell>
          <table:table-cell/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Estes Grocery Co.</text:p>
          </table:table-cell>
          <table:table-cell office:value-type="string">
            <text:p>Grocer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Foster U.Z.</text:p>
          </table:table-cell>
          <table:table-cell office:value-type="string">
            <text:p>Grocer,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Fulton J.B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amblin T.J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lass W. Fred</text:p>
          </table:table-cell>
          <table:table-cell office:value-type="string">
            <text:p>Dry Cleaning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ves Gin. Co.</text:p>
          </table:table-cell>
          <table:table-cell office:value-type="string">
            <text:p>Gin</text:p>
          </table:table-cell>
          <table:table-cell table:number-columns-repeated="2"/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eene W.R.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essett A. Music House</text:p>
          </table:table-cell>
          <table:table-cell/>
          <table:table-cell office:value-type="string">
            <text:p>C+</text:p>
          </table:table-cell>
          <table:table-cell office:value-type="float" office:value="1">
            <text:p>1</text:p>
          </table:table-cell>
          <table:table-cell office:value-type="string">
            <text:p>Br of Meridian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ubbs T.L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ggard Garage</text:p>
          </table:table-cell>
          <table:table-cell office:value-type="string">
            <text:p>Garage, 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nds Max</text:p>
          </table:table-cell>
          <table:table-cell office:value-type="string">
            <text:p>Dry Cleaning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bour Mrs. A.E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dy J.D.</text:p>
          </table:table-cell>
          <table:table-cell office:value-type="string">
            <text:p>Grocery Store,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rison J.B.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es J.E. &amp; Son</text:p>
          </table:table-cell>
          <table:table-cell office:value-type="string">
            <text:p>Service Station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es &amp; Hartfield</text:p>
          </table:table-cell>
          <table:table-cell office:value-type="string">
            <text:p>Saw Mill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s Pharmacy</text:p>
          </table:table-cell>
          <table:table-cell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derson-Molpus Co.</text:p>
          </table:table-cell>
          <table:table-cell office:value-type="string">
            <text:p>Saw and Planning Mill, Grocer Store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office:value-type="string">
            <text:p>also Sebastopol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derson-Molpus Mercantile Co.</text:p>
          </table:table-cell>
          <table:table-cell office:value-type="string">
            <text:p>Grocery Store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 F.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man G.H.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house D.S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oper H.M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uston W.C.</text:p>
          </table:table-cell>
          <table:table-cell office:value-type="string">
            <text:p>Grocery Store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well Construction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utchinson H.B. &amp; Sons</text:p>
          </table:table-cell>
          <table:table-cell office:value-type="string">
            <text:p>Harness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H.R.</text:p>
          </table:table-cell>
          <table:table-cell office:value-type="string">
            <text:p>Gi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N.A.</text:p>
          </table:table-cell>
          <table:table-cell office:value-type="string">
            <text:p>Grocery Store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Oscar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rdan A.H.</text:p>
          </table:table-cell>
          <table:table-cell office:value-type="string">
            <text:p>Meat</text:p>
          </table:table-cell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asdan Anna</text:p>
          </table:table-cell>
          <table:table-cell office:value-type="string">
            <text:p>Drug Store, Clothing and Shoes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lly J.E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rr Alex</text:p>
          </table:table-cell>
          <table:table-cell office:value-type="string">
            <text:p>Plumber</text:p>
          </table:table-cell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y &amp; McNeil</text:p>
          </table:table-cell>
          <table:table-cell office:value-type="string">
            <text:p>Auto Supplies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ing H.G.</text:p>
          </table:table-cell>
          <table:table-cell office:value-type="string">
            <text:p>Auto Repai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and Store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ott Furniture Co.</text:p>
          </table:table-cell>
          <table:table-cell/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owry T.A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owry Grocery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Closkey J.H.</text:p>
          </table:table-cell>
          <table:table-cell office:value-type="string">
            <text:p>Optometris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agnolia Stores Co. Inc.</text:p>
          </table:table-cell>
          <table:table-cell office:value-type="string">
            <text:p>Drug Stor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Br of Jackson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ars Bros</text:p>
          </table:table-cell>
          <table:table-cell office:value-type="string">
            <text:p>Grocery Stor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ississippi Power Co.</text:p>
          </table:table-cell>
          <table:table-cell/>
          <table:table-cell office:value-type="string">
            <text:p>Aa</text:p>
          </table:table-cell>
          <table:table-cell office:value-type="string">
            <text:p>A1</text:p>
          </table:table-cell>
          <table:table-cell office:value-type="string">
            <text:p>Br of Gulfport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ooney H.G.</text:p>
          </table:table-cell>
          <table:table-cell office:value-type="string">
            <text:p>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oore W.G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urphy C.L.</text:p>
          </table:table-cell>
          <table:table-cell office:value-type="string">
            <text:p>Service Station </text:p>
          </table:table-cell>
          <table:table-cell office:value-type="string">
            <text:p>G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Nowell E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Neshoba Democrat The</text:p>
          </table:table-cell>
          <table:table-cell office:value-type="string">
            <text:p>Publisher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O.K. Electric Co.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atterson A.J.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atterson H.M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erry Walter L.</text:p>
          </table:table-cell>
          <table:table-cell office:value-type="string">
            <text:p>Building Contractor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Bottling Works</text:p>
          </table:table-cell>
          <table:table-cell/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Compress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Hardware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Manufacturing Co. Inc.</text:p>
          </table:table-cell>
          <table:table-cell office:value-type="string">
            <text:p>Doors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Motor Co.</text:p>
          </table:table-cell>
          <table:table-cell table:number-columns-repeated="5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ickle S.E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owell Miss Cenie</text:p>
          </table:table-cell>
          <table:table-cell office:value-type="string">
            <text:p>Photography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rice T.A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ea A.S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iddle R.W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h T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hing J.C. &amp; Son</text:p>
          </table:table-cell>
          <table:table-cell office:value-type="string">
            <text:p>Grocery Store &amp; Fill Station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sell J.A. &amp; Sons</text:p>
          </table:table-cell>
          <table:table-cell office:value-type="string">
            <text:p>Wholesale, Grocer</text:p>
          </table:table-cell>
          <table:table-cell office:value-type="string">
            <text:p>C+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alter T.G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chweizer L. Bakery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eward Otto A.</text:p>
          </table:table-cell>
          <table:table-cell office:value-type="string">
            <text:p>Department Store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ackleford R.L.</text:p>
          </table:table-cell>
          <table:table-cell office:value-type="string">
            <text:p>Gin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epherd A.G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umaker H.G.</text:p>
          </table:table-cell>
          <table:table-cell office:value-type="string">
            <text:p>Gin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ikes Grocery Co.</text:p>
          </table:table-cell>
          <table:table-cell office:value-type="string">
            <text:p>Grocer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mith J.L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pivey-Ross Hardware Co.</text:p>
          </table:table-cell>
          <table:table-cell/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erry Dr. M.W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urner's Drug Store</text:p>
          </table:table-cell>
          <table:table-cell office:value-type="string">
            <text:p>Drug Store</text:p>
          </table:table-cell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urner Hardware Co.</text:p>
          </table:table-cell>
          <table:table-cell/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Van Hooser J.H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lker Will E.</text:p>
          </table:table-cell>
          <table:table-cell office:value-type="string">
            <text:p>Variety 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ll J.H.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lls A.J.</text:p>
          </table:table-cell>
          <table:table-cell office:value-type="string">
            <text:p>Grocer</text:p>
          </table:table-cell>
          <table:table-cell office:value-type="string">
            <text:p><text:s/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lls Mervin</text:p>
          </table:table-cell>
          <table:table-cell office:value-type="string">
            <text:p>Service Station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hite B.M.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ggins F.M.</text:p>
          </table:table-cell>
          <table:table-cell office:value-type="string">
            <text:p>Grocery Store, Coal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lliam Garage</text:p>
          </table:table-cell>
          <table:table-cell office:value-type="string">
            <text:p>Accessorie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lliams Bros.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ooten E.W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Yates Earl C.</text:p>
          </table:table-cell>
          <table:table-cell office:value-type="string">
            <text:p>Drug Store, Drugs</text:p>
          </table:table-cell>
          <table:table-cell office:value-type="string">
            <text:p>F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Yeates Jas</text:p>
          </table:table-cell>
          <table:table-cell office:value-type="string">
            <text:p>Prkiters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Clay J.M. Jr. Drugs</text:p>
          </table:table-cell>
          <table:table-cell office:value-type="string">
            <text:p>Drug Store, Shoes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Jackson L.F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Snow W.G.</text:p>
          </table:table-cell>
          <table:table-cell office:value-type="string">
            <text:p>Grocer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Webb J.H.</text:p>
          </table:table-cell>
          <table:table-cell office:value-type="string">
            <text:p>Gin</text:p>
          </table:table-cell>
          <table:table-cell office:value-type="string">
            <text:p>F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3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Carr Mrs. R.M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Dubarb J.A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Reagin &amp; Ward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1</text:p>
          </table:table-cell>
          <table:table-cell office:value-type="float" office:value="1931">
            <text:p>1931</text:p>
          </table:table-cell>
          <table:table-cell office:value-type="string">
            <text:p>Highpoint</text:p>
          </table:table-cell>
          <table:table-cell office:value-type="string">
            <text:p>Winston</text:p>
          </table:table-cell>
          <table:table-cell office:value-type="string">
            <text:p>Smith's 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ddkinson B.R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ddkinson M.B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ddkinson Variety Store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llen Bros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American Creosote Works, Inc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 of New Oreleans, LA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aker J.W.</text:p>
          </table:table-cell>
          <table:table-cell office:value-type="string">
            <text:p>Building Contracto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arker Bakery</text:p>
          </table:table-cell>
          <table:table-cell table:number-columns-repeated="3"/>
          <table:table-cell office:value-type="string">
            <text:p>see E.S. Haynes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oyles Drug Store</text:p>
          </table:table-cell>
          <table:table-cell table:number-columns-repeated="5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reazeale J.J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ud's Cafe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Burnett D.W. Cotton Co.</text:p>
          </table:table-cell>
          <table:table-cell table:number-columns-repeated="3"/>
          <table:table-cell office:value-type="string">
            <text:p>Also Three-Thirty-Three Service Station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atledge A.L.</text:p>
          </table:table-cell>
          <table:table-cell office:value-type="string">
            <text:p>Cleaning and Pressing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hapman J.W.</text:p>
          </table:table-cell>
          <table:table-cell office:value-type="string">
            <text:p>Cafe, Cabinet Shop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ity Market, The</text:p>
          </table:table-cell>
          <table:table-cell office:value-type="string">
            <text:p>Grocer, 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lark W.G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larke C.L.</text:p>
          </table:table-cell>
          <table:table-cell office:value-type="string">
            <text:p>Cabinet Maker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larke L.E.</text:p>
          </table:table-cell>
          <table:table-cell office:value-type="string">
            <text:p>Shoe Repai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or Lou Brick Co.</text:p>
          </table:table-cell>
          <table:table-cell office:value-type="string">
            <text:p>Manufactures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ourts W.H.</text:p>
          </table:table-cell>
          <table:table-cell office:value-type="string">
            <text:p>Drug Store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row Service Station</text:p>
          </table:table-cell>
          <table:table-cell office:value-type="string">
            <text:p>Service Station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Cutledge A.L.</text:p>
          </table:table-cell>
          <table:table-cell/>
          <table:table-cell office:value-type="string">
            <text:p>: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avis J.L. &amp; Co.</text:p>
          </table:table-cell>
          <table:table-cell office:value-type="string">
            <text:p>Drug Store, Clothing and Shoes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empsey B.K.R.</text:p>
          </table:table-cell>
          <table:table-cell office:value-type="string">
            <text:p>Coat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empsey T.J.</text:p>
          </table:table-cell>
          <table:table-cell office:value-type="string">
            <text:p>Garage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onald &amp; Smith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Duck Mrs. Geo</text:p>
          </table:table-cell>
          <table:table-cell office:value-type="string">
            <text:p>Milliner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ast Side Service Station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llis &amp; McCulley</text:p>
          </table:table-cell>
          <table:table-cell office:value-type="string">
            <text:p>Grocer, Feed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Ezell J.B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air Co. The</text:p>
          </table:table-cell>
          <table:table-cell office:value-type="string">
            <text:p>Grocery Store </text:p>
          </table:table-cell>
          <table:table-cell office:value-type="string">
            <text:p>B+</text:p>
          </table:table-cell>
          <table:table-cell office:value-type="float" office:value="1.5">
            <text:p>1.5</text:p>
          </table:table-cell>
          <table:table-cell office:value-type="string">
            <text:p>also branches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air D.L. Lumber Co.</text:p>
          </table:table-cell>
          <table:table-cell office:value-type="string">
            <text:p>Saw Mill</text:p>
          </table:table-cell>
          <table:table-cell table:number-columns-repeated="2"/>
          <table:table-cell office:value-type="string">
            <text:p>not inc.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air Wholesale Co The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ox Drug Co. The</text:p>
          </table:table-cell>
          <table:table-cell office:value-type="string">
            <text:p>Drug Store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ulcher W.W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Fulton Bros.</text:p>
          </table:table-cell>
          <table:table-cell office:value-type="string">
            <text:p>Cotton Gin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ordon J.</text:p>
          </table:table-cell>
          <table:table-cell office:value-type="string">
            <text:p>Drug Store, Clothing</text:p>
          </table:table-cell>
          <table:table-cell office:value-type="string">
            <text:p>D+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aham L.B.</text:p>
          </table:table-cell>
          <table:table-cell office:value-type="string">
            <text:p>Hardware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eer's</text:p>
          </table:table-cell>
          <table:table-cell office:value-type="string">
            <text:p>Drug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eer-Fuller Mercantile Co.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Griffith J.W.</text:p>
          </table:table-cell>
          <table:table-cell office:value-type="string">
            <text:p>Import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ines J.D.</text:p>
          </table:table-cell>
          <table:table-cell office:value-type="string">
            <text:p>Grocer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rris B.</text:p>
          </table:table-cell>
          <table:table-cell office:value-type="string">
            <text:p>Hardware, Furniture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aynes E.S.</text:p>
          </table:table-cell>
          <table:table-cell office:value-type="string">
            <text:p>Bakery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string">
            <text:p>also Barker Bakery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ight C.H.</text:p>
          </table:table-cell>
          <table:table-cell office:value-type="string">
            <text:p>Contracto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ight J.M.</text:p>
          </table:table-cell>
          <table:table-cell office:value-type="string">
            <text:p>Garag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ight Will C.</text:p>
          </table:table-cell>
          <table:table-cell office:value-type="string">
            <text:p>Newspaper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olmes J.B.</text:p>
          </table:table-cell>
          <table:table-cell office:value-type="string">
            <text:p>Variety 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oward Drug Co.</text:p>
          </table:table-cell>
          <table:table-cell table:number-columns-repeated="5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ll H.H.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ll W.R. &amp; Co.</text:p>
          </table:table-cell>
          <table:table-cell office:value-type="string">
            <text:p>Grocer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Huntley C.C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Ivey R.L.</text:p>
          </table:table-cell>
          <table:table-cell office:value-type="string">
            <text:p>Jewelry Repair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Jones &amp; Johnson</text:p>
          </table:table-cell>
          <table:table-cell office:value-type="string">
            <text:p>Furniture</text:p>
          </table:table-cell>
          <table:table-cell table:number-columns-repeated="2"/>
          <table:table-cell office:value-type="string">
            <text:p>Br of Greenville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Jordon Poster Advertising Co.</text:p>
          </table:table-cell>
          <table:table-cell/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ard C.J.</text:p>
          </table:table-cell>
          <table:table-cell office:value-type="string">
            <text:p>Grocer, 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ard O.E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ard J.S.</text:p>
          </table:table-cell>
          <table:table-cell office:value-type="string">
            <text:p>Grocer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Kinard T.W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angley H.G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ee Mrs. E.G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ee T.J.</text:p>
          </table:table-cell>
          <table:table-cell office:value-type="string">
            <text:p>Grocery Store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ddell N.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me-Cola Bottling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lso Macon Coca-Cola Bottling Co. Macon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ndsey W.H.</text:p>
          </table:table-cell>
          <table:table-cell office:value-type="string">
            <text:p>Grocer, Meat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vingston J.D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ivingston Mrs. Willie</text:p>
          </table:table-cell>
          <table:table-cell office:value-type="string">
            <text:p>Music, Instrument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siville Brick &amp; Tile Co.</text:p>
          </table:table-cell>
          <table:table-cell office:value-type="string">
            <text:p>Manufactures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siville Coca-Cola Bottling B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lso Macon Coca Cola Bottling Co. Macon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Compress &amp; Warehouse Co. Inc.</text:p>
          </table:table-cell>
          <table:table-cell table:number-columns-repeated="5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Drug Co.</text:p>
          </table:table-cell>
          <table:table-cell office:value-type="string">
            <text:p>Drug Store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Furniture Co.</text:p>
          </table:table-cell>
          <table:table-cell office:value-type="string">
            <text:p>Furniture</text:p>
          </table:table-cell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Gin. Co.</text:p>
          </table:table-cell>
          <table:table-cell table:number-columns-repeated="5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Grocery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sville News Stand</text:p>
          </table:table-cell>
          <table:table-cell table:number-columns-repeated="5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uisville Oldsmobile Co.</text:p>
          </table:table-cell>
          <table:table-cell office:value-type="string">
            <text:p>Dealers</text:p>
          </table:table-cell>
          <table:table-cell table:number-columns-repeated="4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ovorn Dr. E. L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ucas J.L.</text:p>
          </table:table-cell>
          <table:table-cell office:value-type="string">
            <text:p>Dealers, Auto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yle J.W. jr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Lyle J.W. Co.</text:p>
          </table:table-cell>
          <table:table-cell office:value-type="string">
            <text:p>Wholesale, Grocer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Brayer C.D.</text:p>
          </table:table-cell>
          <table:table-cell office:value-type="string">
            <text:p>Grocery Store,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Clanan F.A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Graw J.D.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Intyre &amp; Dye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Kay Chevrolet Co.</text:p>
          </table:table-cell>
          <table:table-cell office:value-type="string">
            <text:p>Dealers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cQulin H.V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agnolia Stores Co. Inc.</text:p>
          </table:table-cell>
          <table:table-cell office:value-type="string">
            <text:p>Drug Store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office:value-type="string">
            <text:p>not inc.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ller A.E.</text:p>
          </table:table-cell>
          <table:table-cell office:value-type="string">
            <text:p>Contractor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ng &amp; Hunt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ssissippi Telephone Co.</text:p>
          </table:table-cell>
          <table:table-cell table:number-columns-repeated="5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tchell A.C.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tchell M.G.</text:p>
          </table:table-cell>
          <table:table-cell office:value-type="string">
            <text:p>Blacksmith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itchell Ice &amp; Storage Co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orehead C.J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rgan T.H. &amp; Co.</text:p>
          </table:table-cell>
          <table:table-cell office:value-type="string">
            <text:p>Drug Store, Clothing</text:p>
          </table:table-cell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Morris H</text:p>
          </table:table-cell>
          <table:table-cell office:value-type="string">
            <text:p>Jewelry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New Hotel Parks</text:p>
          </table:table-cell>
          <table:table-cell/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Osborn C.W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Owen Ed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Owen Byron Electric Co.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arkes Roger C.</text:p>
          </table:table-cell>
          <table:table-cell office:value-type="string">
            <text:p>Drugs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earson Andrew </text:p>
          </table:table-cell>
          <table:table-cell office:value-type="string">
            <text:p>Saw Mill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orter Mrs. O.T.</text:p>
          </table:table-cell>
          <table:table-cell office:value-type="string">
            <text:p>Grocery Store, Saw Mill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Post Office Cafe</text:p>
          </table:table-cell>
          <table:table-cell office:value-type="string">
            <text:p>caf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eaves Mrs. Andie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hodes Ed</text:p>
          </table:table-cell>
          <table:table-cell office:value-type="string">
            <text:p>Saw Mill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ichardson A.D.</text:p>
          </table:table-cell>
          <table:table-cell office:value-type="string">
            <text:p>Cleaning and Pressing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ichardson W.B.</text:p>
          </table:table-cell>
          <table:table-cell office:value-type="string">
            <text:p>Jewelry Repai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ichardson &amp; Lindsey</text:p>
          </table:table-cell>
          <table:table-cell office:value-type="string">
            <text:p>Grocer, Feed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oberts S.F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ogers Mrs. V.D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Rogers V.D.</text:p>
          </table:table-cell>
          <table:table-cell office:value-type="string">
            <text:p>Shoe Repai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harp Co. The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kidmore G.A.</text:p>
          </table:table-cell>
          <table:table-cell office:value-type="string">
            <text:p>Grocer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Smith T.J.</text:p>
          </table:table-cell>
          <table:table-cell office:value-type="string">
            <text:p>Grocer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aylor W.A.</text:p>
          </table:table-cell>
          <table:table-cell office:value-type="string">
            <text:p>Garage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aylor H.L. &amp; Co.</text:p>
          </table:table-cell>
          <table:table-cell office:value-type="string">
            <text:p>Grocer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hree Hundred Five 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hree Thirty Three</text:p>
          </table:table-cell>
          <table:table-cell office:value-type="string">
            <text:p>Service Station</text:p>
          </table:table-cell>
          <table:table-cell table:number-columns-repeated="2"/>
          <table:table-cell office:value-type="string">
            <text:p>see D.W. Burnett Cotton Oil Co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riplett G.P.</text:p>
          </table:table-cell>
          <table:table-cell office:value-type="string">
            <text:p>Garag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riplett J.W.</text:p>
          </table:table-cell>
          <table:table-cell office:value-type="string">
            <text:p>Fill Station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Tyson S.D. &amp; Co.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Union Burial Assn.</text:p>
          </table:table-cell>
          <table:table-cell table:number-columns-repeated="3"/>
          <table:table-cell office:value-type="string">
            <text:p>Br of Koselusko</text:p>
          </table:table-cell>
          <table:table-cell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atson J.H.</text:p>
          </table:table-cell>
          <table:table-cell office:value-type="string">
            <text:p>Coal, Grocer</text:p>
          </table:table-cell>
          <table:table-cell office:value-type="string">
            <text:p>J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ebster Mrs. J.T.</text:p>
          </table:table-cell>
          <table:table-cell office:value-type="string">
            <text:p>Millinery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lliamson J.W.</text:p>
          </table:table-cell>
          <table:table-cell office:value-type="string">
            <text:p>Bottlers</text:p>
          </table:table-cell>
          <table:table-cell table:number-columns-repeated="4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inston Oil Co.</text:p>
          </table:table-cell>
          <table:table-cell table:number-columns-repeated="5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ward G.A.</text:p>
          </table:table-cell>
          <table:table-cell office:value-type="string">
            <text:p>Gin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3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Louisville</text:p>
          </table:table-cell>
          <table:table-cell office:value-type="string">
            <text:p>Winston</text:p>
          </table:table-cell>
          <table:table-cell office:value-type="string">
            <text:p>Woodward W.F.</text:p>
          </table:table-cell>
          <table:table-cell office:value-type="string">
            <text:p>Hotel</text:p>
          </table:table-cell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Coleman Wren</text:p>
          </table:table-cell>
          <table:table-cell office:value-type="string">
            <text:p>Grocery Store</text:p>
          </table:table-cell>
          <table:table-cell office:value-type="string">
            <text:p>D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Fair Co. The.</text:p>
          </table:table-cell>
          <table:table-cell office:value-type="string">
            <text:p>Grocery Store</text:p>
          </table:table-cell>
          <table:table-cell office:value-type="string">
            <text:p>B+</text:p>
          </table:table-cell>
          <table:table-cell office:value-type="float" office:value="1.4">
            <text:p>1.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Glenn&amp;Glenn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Jarvis G.W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Kilpatrick &amp; Boswell</text:p>
          </table:table-cell>
          <table:table-cell office:value-type="string">
            <text:p>Drugs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McBrayer B.F.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McCown J.M.</text:p>
          </table:table-cell>
          <table:table-cell office:value-type="string">
            <text:p>Dealers, Autos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Martin Luther</text:p>
          </table:table-cell>
          <table:table-cell office:value-type="string">
            <text:p>Cafe, Cabinet Shop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Cash Store</text:p>
          </table:table-cell>
          <table:table-cell office:value-type="string">
            <text:p>Grocer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Br of J.W. Lyle &amp; Co Louisbille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Grocery Co</text:p>
          </table:table-cell>
          <table:table-cell office:value-type="string">
            <text:p>Grocer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Noxapeter Hardware Co</text:p>
          </table:table-cell>
          <table:table-cell office:value-type="string">
            <text:p>Hardware, Furnitu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Price J.A.</text:p>
          </table:table-cell>
          <table:table-cell office:value-type="string">
            <text:p>Saw Mill, 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Price W.V.</text:p>
          </table:table-cell>
          <table:table-cell office:value-type="string">
            <text:p>Auto Repai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Robinson J.E.</text:p>
          </table:table-cell>
          <table:table-cell office:value-type="string">
            <text:p>Saw and Planning Mill, Grocer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Sharp Woodruff Motor Co.</text:p>
          </table:table-cell>
          <table:table-cell table:number-columns-repeated="5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Shepherd J.A.</text:p>
          </table:table-cell>
          <table:table-cell office:value-type="string">
            <text:p>Blacksmith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Slaughter W.C.</text:p>
          </table:table-cell>
          <table:table-cell office:value-type="string">
            <text:p>Blacksmith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Watkins Auto Co.</text:p>
          </table:table-cell>
          <table:table-cell office:value-type="string">
            <text:p>Dealers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Webb J.H.</text:p>
          </table:table-cell>
          <table:table-cell office:value-type="string">
            <text:p>Gin</text:p>
          </table:table-cell>
          <table:table-cell office:value-type="string">
            <text:p>F</text:p>
          </table:table-cell>
          <table:table-cell office:value-type="float" office:value="2.5">
            <text:p>2.5</text:p>
          </table:table-cell>
          <table:table-cell office:value-type="string">
            <text:p>also Stalls</text:p>
          </table:table-cell>
          <table:table-cell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Whisnant B.F.</text:p>
          </table:table-cell>
          <table:table-cell office:value-type="string">
            <text:p>Grocer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Winston Oil Co.</text:p>
          </table:table-cell>
          <table:table-cell office:value-type="string">
            <text:p>Agricultu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Yarbrough Clinton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office:value-type="string">
            <text:p>1931_2</text:p>
          </table:table-cell>
          <table:table-cell office:value-type="float" office:value="1931">
            <text:p>1931</text:p>
          </table:table-cell>
          <table:table-cell office:value-type="string">
            <text:p>Noxapeter</text:p>
          </table:table-cell>
          <table:table-cell office:value-type="string">
            <text:p>Winston</text:p>
          </table:table-cell>
          <table:table-cell office:value-type="string">
            <text:p>Yarbrough R.V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currency-symbol/>
      <number:text>- </number:text>
    </number:currency-style>
    <number:text-style style:name="N5132" number:language="en" number:country="U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21:02:04</meta:creation-date>
    <dc:date>2013-04-02T23:20:29</dc:date>
    <meta:editing-duration>PT1H43M38S</meta:editing-duration>
    <meta:editing-cycles>7</meta:editing-cycles>
    <meta:generator>LibreOffice/3.6$Linux_X86_64 LibreOffice_project/360m1$Build-2</meta:generator>
    <meta:document-statistic meta:table-count="1" meta:cell-count="2122" meta:object-count="0"/>
  </office:meta>
</office:document-meta>
</file>